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7f86" officeooo:paragraph-rsid="00017f86"/>
    </style:style>
    <style:style style:name="P2" style:family="paragraph" style:parent-style-name="Standard">
      <style:text-properties officeooo:rsid="00017f86" officeooo:paragraph-rsid="00017f86"/>
    </style:style>
    <style:style style:name="P3" style:family="paragraph" style:parent-style-name="Standard">
      <style:text-properties officeooo:rsid="00031dd1" officeooo:paragraph-rsid="00031dd1"/>
    </style:style>
    <style:style style:name="P4" style:family="paragraph" style:parent-style-name="Standard">
      <style:text-properties officeooo:rsid="0005010a" officeooo:paragraph-rsid="0005010a"/>
    </style:style>
    <style:style style:name="P5" style:family="paragraph" style:parent-style-name="Standard">
      <style:text-properties officeooo:paragraph-rsid="0005010a"/>
    </style:style>
    <style:style style:name="P6" style:family="paragraph" style:parent-style-name="Standard">
      <style:text-properties officeooo:rsid="00061baa" officeooo:paragraph-rsid="00061baa"/>
    </style:style>
    <style:style style:name="P7" style:family="paragraph" style:parent-style-name="Standard">
      <style:text-properties officeooo:rsid="00075260" officeooo:paragraph-rsid="00075260"/>
    </style:style>
    <style:style style:name="T1" style:family="text">
      <style:text-properties officeooo:rsid="00031dd1"/>
    </style:style>
    <style:style style:name="T2" style:family="text">
      <style:text-properties officeooo:rsid="0005010a"/>
    </style:style>
    <style:style style:name="T3" style:family="text">
      <style:text-properties officeooo:rsid="00061ba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u enter the forest, its dark and gloomy everywhere. </text:p>
      <text:p text:style-name="P1">As you walk along the road you meet a <text:span text:style-name="T1">monk who instantly identifies you as an evil being.</text:span></text:p>
      <text:p text:style-name="P1">“<text:span text:style-name="T1">STOP RIGHT THERE EVILDOER! I WILL NOT ALLOW YOU TO PROCEED!”</text:span></text:p>
      <text:p text:style-name="P3">he yells. </text:p>
      <text:p text:style-name="P3">He starts to chant a mysterious rhythm and a magical barrier materializes in front of him, you can see through it as if it was glass. </text:p>
      <text:p text:style-name="P3">What do you do?</text:p>
      <text:p text:style-name="P3"/>
      <text:p text:style-name="P3">&gt;Leave the forest</text:p>
      <text:p text:style-name="P3">&gt;Disturbs his magic with your own</text:p>
      <text:p text:style-name="P3"/>
      <text:p text:style-name="P3">Leave the forest:</text:p>
      <text:p text:style-name="P3">You return to the crossroad.</text:p>
      <text:p text:style-name="P3"/>
      <text:p text:style-name="P3">Disturb his magic chanting:</text:p>
      <text:p text:style-name="P3">[Launch Python game] </text:p>
      <text:p text:style-name="P3"/>
      <text:p text:style-name="P4">After disturbing his chanting successfully his barrier dematerializes and the monk collapses on the ground. You walk towards him. “Don’t kill me, please!” he says as he starts to cry. </text:p>
      <text:p text:style-name="P4">What do you do:</text:p>
      <text:p text:style-name="P4"/>
      <text:p text:style-name="P4">&gt;Kill him</text:p>
      <text:p text:style-name="P4">&gt;Let him live</text:p>
      <text:p text:style-name="P4"/>
      <text:p text:style-name="P4">Kill him:</text:p>
      <text:p text:style-name="P5"><text:span text:style-name="T2">Without doubt in your mind you raise your sword high and slices the monk in half. As his body falls to the ground you notice him dropping a potion on the floor. [drink potion to gain 1 health]</text:span></text:p>
      <text:p text:style-name="P4"/>
      <text:p text:style-name="P4">Let him live:</text:p>
      <text:p text:style-name="P6">The monk flees into the forest, you do not know whereto.</text:p>
      <text:p text:style-name="P6"/>
      <text:p text:style-name="P7">You proceed to follow the road out of the forest. There you find a churc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 LibreOffice_project/057fc023c990d676a43019934386b85b21a9ee99</meta:generator>
    <dc:date>2019-10-21T17:42:45.544000000</dc:date>
    <meta:editing-duration>PT19M51S</meta:editing-duration>
    <meta:editing-cycles>4</meta:editing-cycles>
    <meta:document-statistic meta:table-count="0" meta:image-count="0" meta:object-count="0" meta:page-count="1" meta:paragraph-count="21" meta:word-count="202" meta:character-count="1071" meta:non-whitespace-character-count="885"/>
  </office:meta>
</office:document-meta>
</file>